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25-07-25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25-06-02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25-03-13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24-11-26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24-07-30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24-04-23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24-02-09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23-10-19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23-08-27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23-04-14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23-02-09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22-10-26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22-08-19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22-05-02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22-02-09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21-04-21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21-03-03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20-10-29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20-09-08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20-04-09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20-02-05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19-09-12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19-06-19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19-03-19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18-12-12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18-06-12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17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17-09-2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17-03-21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16-12-15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16-09-28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16-06-15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16-02-08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15-09-22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15-06-25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15-03-25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14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14-09-16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14-06-24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14-04-01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13-09-2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13-06-25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13-03-27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12-11-29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12-08-2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12-06-2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12-03-15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11-12-02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11-09-0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11-06-08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11-03-1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10-12-08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10-08-31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10-06-1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10-03-04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09-11-30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09-09-15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09-06-02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09-03-1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08-12-04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08-08-26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08-05-07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08-03-05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07-11-27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07-08-22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07-06-06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07-02-20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06-11-28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06-07-25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06-05-01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0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05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0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0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05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0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04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0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04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03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0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03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0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02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0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0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02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0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0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0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0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0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0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00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2000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9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9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9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99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98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9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9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98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97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9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97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9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9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96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96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9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95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9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9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9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95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94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94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9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94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94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93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93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93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9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9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93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9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92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92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92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92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92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91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9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9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9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9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9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9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90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9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90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90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90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90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90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9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9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9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9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9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9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9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8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8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8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8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7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7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7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6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6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6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6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5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5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4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4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4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4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3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2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1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1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1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1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1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1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1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1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1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0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0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0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0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8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79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7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79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79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79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79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79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79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78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78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78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78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78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78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78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78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78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78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78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77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77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77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77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77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77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2</text:p>
          </table:table-cell>
          <table:table-cell office:value-type="string" calcext:value-type="string">
            <text:p>64H <text:s/>6 SOW 102A</text:p>
          </table:table-cell>
          <table:table-cell office:value-type="string" calcext:value-type="string">
            <text:p>197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0" meta:object-count="0"/>
    <meta:user-defined meta:name="AppVersion">3.0</meta:user-defined>
  </office:meta>
</office:document-meta>
</file>